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libration values (with unit like °C, lux)</text:p>
          </table:table-cell>
          <table:table-cell table:style-name="ce1" office:value-type="string" calcext:value-type="string">
            <text:p>Raw ADC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lope</text:p>
          </table:table-cell>
          <table:table-cell table:formula="of:=([.B3]-[.B2])/([.A3]-[.A2])" office:value-type="float" office:value="-0.55" calcext:value-type="float">
            <text:p>-0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interception</text:p>
          </table:table-cell>
          <table:table-cell table:formula="of:=[.B2]-([.B5]*([.A2])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style-name="ce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00.00.00</text:date>, <text:time style:data-style-name="N2" text:time-value="18:02:44.386895304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06:04.375795386</meta:creation-date>
    <dc:date>2018-11-20T18:05:05.689947569</dc:date>
    <meta:editing-duration>PT8M24S</meta:editing-duration>
    <meta:editing-cycles>9</meta:editing-cycles>
    <meta:generator>LibreOffice/6.0.6.2$Linux_X86_64 LibreOffice_project/00m0$Build-2</meta:generator>
    <meta:document-statistic meta:table-count="1" meta:cell-count="10" meta:object-count="0"/>
  </office:meta>
</office:document-meta>
</file>